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fdf8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7fdf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َيِّن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26_3704020042"/><text:span text:style-name="T2">لَمْ يَكُـنِ </text:span><text:span text:style-name="T5">۱</text:span><text:span text:style-name="T2">لذِيــنَ كَفَرُواْ مِنَ اَهْـلِ </text:span><text:span text:style-name="T5">۱</text:span><text:span text:style-name="T2">لْكِتَـٰبِ وَالْمُشْرۣكِيــنَ مُنفَكِّيــنَ حَتَّيٰ تَاتِيَهُمُ </text:span><text:span text:style-name="T5">۴</text:span><text:span text:style-name="T2">لْبَيِّنَةُؐ </text:span><text:span text:style-name="T3">(1)</text:span><text:span text:style-name="T2"> رَسُولٌ مِّــنَ </text:span><text:span text:style-name="T5">۰</text:span><text:span text:style-name="T2">للَّهِ يَتْلُواْ صُحُفاً مُّطَهَّرَةً </text:span><text:span text:style-name="T3">(2)</text:span><text:span text:style-name="T2"> فِيهَا كُتُبٌ قَيِّمَةٌؐ </text:span><text:span text:style-name="T3">(3)</text:span><text:span text:style-name="T2"> وَمَا تَفَرَّقَ </text:span><text:span text:style-name="T5">۰</text:span><text:span text:style-name="T2">لذِينَ ٱُوتُواْ </text:span><text:span text:style-name="T5">۴</text:span><text:span text:style-name="T2">لْكِتَـٰبَ إِلاَّ مِنۢ بَعْدِ مَا جَآءَتْهُمُ </text:span><text:span text:style-name="T5">۴</text:span><text:span text:style-name="T2">لْبَيِّنَةُؐ </text:span><text:span text:style-name="T3">(4)</text:span><text:span text:style-name="T2"> وَمَآ ٱُمِرُوٓاْ إِلاَّ لِيَعْبُدُواْ </text:span><text:span text:style-name="T5">۴</text:span><text:span text:style-name="T2">للَّهَ مُخْلِصِيــنَ لَهُ </text:span><text:span text:style-name="T5">۴</text:span><text:span text:style-name="T2">لدِّيــنَ حُنَفَآءَ وَيُقِيمُواْ </text:span><text:span text:style-name="T5">۴</text:span><text:span text:style-name="T2">لصَّلَوٰةَ وَيُوتُواْ </text:span><text:span text:style-name="T5">۴</text:span><text:span text:style-name="T2">لزَّكَوٰةَؐ وَذَ؛لِــكَ دِيــنُ </text:span><text:span text:style-name="T5">۴</text:span><text:span text:style-name="T2">لْقَيِّمَةِؐ </text:span><text:span text:style-name="T3">(5)</text:span><text:span text:style-name="T2"> إِنَّ </text:span><text:span text:style-name="T5">۰</text:span><text:span text:style-name="T2">لذِيــنَ كَفَرُواْ مِــنَ اَهْلِ </text:span><text:span text:style-name="T5">۱</text:span><text:span text:style-name="T2">لْكِتَـٰبِ وَالْمُشْرۣكِينَ فِى نۭارۣ جَهَنَّمَ خَـٰلِدِينَ فِيهَآؐ ٱُوْلَئِــكَ هُمْ شَرُّ </text:span><text:span text:style-name="T5">۴</text:span><text:span text:style-name="T2">لْبَرۣيٓــَٔةِؐ </text:span><text:span text:style-name="T3">(6)</text:span><text:span text:style-name="T2"> إِنَّ </text:span><text:span text:style-name="T5">۰</text:span><text:span text:style-name="T2">لذِيــنَ ءَامَنُواْ وَعَمِلُواْ </text:span><text:span text:style-name="T5">۴</text:span><text:span text:style-name="T2">ڤصَّـٰڤِحَـٰتِ ٱُوْلَئِكَ هُمْ خَيْرُ </text:span><text:span text:style-name="T5">۴</text:span><text:span text:style-name="T2">لْبَرۣيٓــَٔةِؐ </text:span><text:span text:style-name="T3">(7)</text:span><text:span text:style-name="T2"> جَزَآؤُهُمْ عِندَ رَبِّهِمْ جَنَّـٰتُ عَدْنٍ تَجْرۣى مِــن تَحْتِهَا </text:span><text:span text:style-name="T5">۰</text:span><text:span text:style-name="T2">لاَنْهَـٰرُ خَـٰلِدِينَ فِيهَآ أَبَداًؐ رَّضِــيَ </text:span><text:span text:style-name="T5">۰</text:span><text:span text:style-name="T2">للَّهُ عَنْهُمْ وَرَضُواْ عَنْهُؐ ذَ؛لِكَ لِمَنْ خَشِيَ رَبَّهُ; </text:span><text:span text:style-name="T3">(8)</text:span><text:span text:style-name="T2"> </text:span><text:bookmark-end text:name="__DdeLink__1926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5:00.820403498</meta:creation-date>
    <dc:date>2025-03-06T08:42:26.647541017</dc:date>
    <meta:editing-duration>PT3M5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09" meta:character-count="608" meta:non-whitespace-character-count="500"/>
  </office:meta>
</office:document-meta>
</file>